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2pt" style:font-size-asian="12pt" style:font-size-complex="12pt"/>
    </style:style>
    <style:style style:name="P2"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font-weight="bol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1.3500003814697pt" style:font-style-asian="normal" style:font-weight-asian="bold" style:font-size-complex="13pt" style:font-style-complex="normal" style:font-weight-complex="bold"/>
    </style:style>
    <style:style style:name="P7" style:family="paragraph" style:parent-style-name="Standard">
      <style:paragraph-properties fo:margin-left="0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text-indent="0in" style:auto-text-indent="false"/>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font-style="normal" style:font-size-asian="10pt" style:font-style-asian="normal" style:font-size-complex="10pt" style:font-style-complex="normal"/>
    </style:style>
    <style:style style:name="P12"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17" style:family="paragraph" style:parent-style-name="Standard">
      <style:paragraph-properties fo:margin-left="0in" fo:margin-right="0in" fo:text-indent="0in" style:auto-text-indent="false"/>
      <style:text-properties style:font-name="Lucida Sans Typewriter" fo:font-size="10pt" style:font-size-asian="10pt" style:font-size-complex="10pt"/>
    </style:style>
    <style:style style:name="P18"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bold" style:font-size-asian="10pt" style:font-weight-asian="bold" style:font-size-complex="10pt" style:font-weight-complex="bold"/>
    </style:style>
    <style:style style:name="P19" style:family="paragraph" style:parent-style-name="Standard">
      <style:paragraph-properties fo:margin-left="0in" fo:margin-right="0in" fo:text-indent="0in" style:auto-text-indent="false" fo:break-before="page">
        <style:tab-stops/>
      </style:paragraph-properties>
      <style:text-properties style:font-name="Lucida Sans Typewriter" fo:font-size="13pt" fo:font-weight="bold" style:font-size-asian="13pt" style:font-weight-asian="bold" style:font-size-complex="13pt" style:font-weight-complex="bold"/>
    </style:style>
    <style:style style:name="P20" style:family="paragraph" style:parent-style-name="Standard">
      <style:paragraph-properties fo:margin-left="0in" fo:margin-right="0in" fo:text-indent="0.4063in" style:auto-text-indent="false"/>
    </style:style>
    <style:style style:name="P21" style:family="paragraph" style:parent-style-name="Standard">
      <style:paragraph-properties fo:margin-left="0in" fo:margin-right="0in" fo:text-indent="0.4063in" style:auto-text-indent="false"/>
      <style:text-properties style:font-name="Lucida Sans Typewriter" fo:font-size="10pt" style:font-size-asian="10pt" style:font-size-complex="10pt"/>
    </style:style>
    <style:style style:name="P22" style:family="paragraph" style:parent-style-name="Standard">
      <style:paragraph-properties fo:margin-left="0in" fo:margin-right="0in" fo:text-indent="0.4063in" style:auto-text-indent="false"/>
      <style:text-properties style:font-name="Lucida Sans Typewriter" fo:font-size="10pt" fo:font-style="italic" style:font-size-asian="10pt" style:font-style-asian="italic" style:font-size-complex="10pt" style:font-style-complex="italic"/>
    </style:style>
    <style:style style:name="P23"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24"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25" style:family="paragraph" style:parent-style-name="Standard">
      <style:paragraph-properties fo:margin-left="0in" fo:margin-right="0in" fo:text-indent="0.4063in" style:auto-text-indent="false"/>
      <style:text-properties style:font-name="Lucida Sans Typewriter" fo:font-size="13pt" fo:font-weight="bold" style:font-size-asian="13pt" style:font-weight-asian="bold" style:font-size-complex="13pt" style:font-weight-complex="bold"/>
    </style:style>
    <style:style style:name="P26" style:family="paragraph" style:parent-style-name="Standard">
      <style:paragraph-properties fo:margin-left="0in" fo:margin-right="0in" fo:text-indent="0.4898in" style:auto-text-indent="false"/>
      <style:text-properties style:font-name="Lucida Sans Typewriter" fo:font-size="10pt" fo:font-style="italic" style:font-size-asian="10pt" style:font-style-asian="italic" style:font-size-complex="10pt" style:font-style-complex="italic"/>
    </style:style>
    <style:style style:name="P27"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28" style:family="paragraph" style:parent-style-name="Standard">
      <style:paragraph-properties fo:margin-left="2.448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29"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30"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style:style>
    <style:style style:name="P31"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32" style:family="paragraph" style:parent-style-name="Standard">
      <style:text-properties style:font-name="Lucida Sans Typewriter" fo:font-size="24pt" fo:font-weight="bold" style:font-size-asian="24pt" style:font-weight-asian="bold" style:font-size-complex="24pt" style:font-weight-complex="bold"/>
    </style:style>
    <style:style style:name="P33" style:family="paragraph" style:parent-style-name="Standard">
      <style:paragraph-properties fo:margin-left="2.4591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Standard">
      <style:paragraph-properties fo:margin-left="2.4591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6"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font-weight="normal" style:font-size-asian="10pt" style:font-weight-asian="normal" style:font-size-complex="10pt" style:font-weight-complex="normal"/>
    </style:style>
    <style:style style:name="P37"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2.4827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paragraph-properties fo:margin-left="2.4827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in" fo:margin-right="0in" fo:text-indent="2.3764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41"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3"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Lucida Sans Typewriter" fo:font-size="10pt" style:font-size-asian="10pt" style:font-size-complex="10pt"/>
    </style:style>
    <style:style style:name="T13" style:family="text">
      <style:text-properties style:text-underline-style="solid" style:text-underline-width="auto" style:text-underline-color="font-color"/>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text:list-style style:name="L2">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rlo Sciolla<text:tab/><text:tab/><text:tab/><text:tab/><text:tab/><text:tab/>CV2011</text:p>
      <text:p text:style-name="P1"><draw:line text:anchor-type="paragraph" draw:z-index="3" draw:style-name="gr1" draw:text-style-name="P43" svg:x1="0.0055in" svg:y1="0.0272in" svg:x2="6.6827in" svg:y2="0.0272in"><text:p/></draw:line></text:p>
      <text:p text:style-name="P21">Date of birth:<text:tab/><text:tab/>September 12<text:span text:style-name="T8">th</text:span>, 1981, Iglesias(CI) ITALY</text:p>
      <text:p text:style-name="P21"/>
      <text:p text:style-name="P21">Gender:<text:tab/><text:tab/><text:tab/>Male</text:p>
      <text:p text:style-name="P21"/>
      <text:p text:style-name="P21">Home address:<text:tab/><text:tab/>Hoofdweg 99B, 1058BA Amsterdam, The<text:tab/>Netherlands</text:p>
      <text:p text:style-name="P21"/>
      <text:p text:style-name="P21">Mobile:<text:tab/><text:tab/><text:tab/>+31 6 21205911</text:p>
      <text:p text:style-name="P21"><text:tab/><text:tab/><text:tab/><text:tab/><text:tab/>+39 338 1608143</text:p>
      <text:p text:style-name="P21"/>
      <text:p text:style-name="P24"><text:span text:style-name="T1">e-mail:<text:tab/><text:tab/><text:tab/></text:span><text:a xlink:type="simple" xlink:href="mailto:carlo.sciolla@gmail.com"><text:span text:style-name="T1">carlo.sciolla@gmail.com</text:span></text:a></text:p>
      <text:p text:style-name="P21"/>
      <text:p text:style-name="P20"><text:span text:style-name="T12">Homepage:<text:tab/><text:tab/><text:tab/></text:span><text:a xlink:type="simple" xlink:href="http://www.skuro.tk/"><text:span text:style-name="T12">http://www.skuro.tk/</text:span></text:a></text:p>
      <text:p text:style-name="P24"/>
      <text:p text:style-name="P23">LinkedIn profile:<text:tab/><text:tab/><text:a xlink:type="simple" xlink:href="http://www.linkedin.com/in/carlosciolla">http://www.linkedin.com/in/carlosciolla</text:a></text:p>
      <text:p text:style-name="P25"/>
      <text:p text:style-name="P16"/>
      <text:p text:style-name="P4">Technical expertise</text:p>
      <text:p text:style-name="P2"><draw:line text:anchor-type="paragraph" draw:z-index="5" draw:style-name="gr1" draw:text-style-name="P43" svg:x1="0.0055in" svg:y1="0.0272in" svg:x2="6.6827in" svg:y2="0.0272in"><text:p/></draw:line></text:p>
      <text:p text:style-name="P37">I'm a flexible and committed architect and developer and a fond OpenSource passionate. I am an enthusiastic team player and strive to contribute or endorse best practices, standards compliant approaches and OpenSource solutions wherever possible.</text:p>
      <text:p text:style-name="P8"/>
      <text:p text:style-name="P8"><text:tab/>Programming languages:</text:p>
      <text:p text:style-name="P8"/>
      <text:list xml:id="list1306667924" text:style-name="L1">
        <text:list-item>
          <text:p text:style-name="P41">Java (J2SE, J2EE, Spring, Hibernate, ...)</text:p>
        </text:list-item>
        <text:list-item>
          <text:p text:style-name="P41">Clojure</text:p>
        </text:list-item>
        <text:list-item>
          <text:p text:style-name="P41">C/C++<text:tab/></text:p>
        </text:list-item>
        <text:list-item>
          <text:p text:style-name="P41">SQL<text:tab/></text:p>
        </text:list-item>
        <text:list-item>
          <text:p text:style-name="P41">PHP</text:p>
        </text:list-item>
        <text:list-item>
          <text:p text:style-name="P41">Python</text:p>
        </text:list-item>
        <text:list-item>
          <text:p text:style-name="P41">XHTML/XML</text:p>
        </text:list-item>
        <text:list-item>
          <text:p text:style-name="P41">Javascript/CSS/DOM</text:p>
        </text:list-item>
        <text:list-item>
          <text:p text:style-name="P41">Bash</text:p>
        </text:list-item>
      </text:list>
      <text:p text:style-name="P13"/>
      <text:p text:style-name="P13"/>
      <text:p text:style-name="P8"><text:tab/>Various, unordered, general proficiencies and expertise:</text:p>
      <text:p text:style-name="P13"/>
      <text:list xml:id="list1738121775" text:style-name="L2">
        <text:list-item>
          <text:p text:style-name="P42">Eclipse IDE</text:p>
        </text:list-item>
        <text:list-item>
          <text:p text:style-name="P42">Jboss AS</text:p>
        </text:list-item>
        <text:list-item>
          <text:p text:style-name="P42">Maven2</text:p>
        </text:list-item>
        <text:list-item>
          <text:p text:style-name="P42">REST architectures</text:p>
        </text:list-item>
      </text:list>
      <text:list xml:id="list1130730013" text:continue-list="list1306667924" text:style-name="L1">
        <text:list-item text:start-value="1">
          <text:p text:style-name="P41">Various versioning systems (GIT, SVN, HG, CVS ...)</text:p>
        </text:list-item>
        <text:list-item>
          <text:p text:style-name="P41">Collaboration tools such as Jira, Confluence, Trac, ...</text:p>
        </text:list-item>
      </text:list>
      <text:list xml:id="list1659851117" text:continue-list="list1738121775" text:style-name="L2">
        <text:list-item text:start-value="1">
          <text:p text:style-name="P42">Emacs</text:p>
        </text:list-item>
        <text:list-item>
          <text:p text:style-name="P42">vim</text:p>
        </text:list-item>
        <text:list-item>
          <text:p text:style-name="P42">Apache Tomcat</text:p>
        </text:list-item>
        <text:list-item>
          <text:p text:style-name="P42">Design Patterns</text:p>
        </text:list-item>
        <text:list-item>
          <text:p text:style-name="P42">UML</text:p>
        </text:list-item>
        <text:list-item>
          <text:p text:style-name="P42">TCP/IP networks</text:p>
        </text:list-item>
        <text:list-item>
          <text:p text:style-name="P42">SOAP/SwAttachments</text:p>
        </text:list-item>
        <text:list-item>
          <text:p text:style-name="P42">gcc/gdb<text:tab/></text:p>
        </text:list-item>
        <text:list-item>
          <text:p text:style-name="P42">Debian Linux</text:p>
        </text:list-item>
        <text:list-item>
          <text:p text:style-name="P42">Apache httpd</text:p>
        </text:list-item>
      </text:list>
      <text:p text:style-name="P13"/>
      <text:p text:style-name="P13"/>
      <text:p text:style-name="P19">Work Experience</text:p>
      <text:p text:style-name="P1"><draw:line text:anchor-type="paragraph" draw:z-index="0" draw:style-name="gr1" draw:text-style-name="P43" svg:x1="0.0055in" svg:y1="0.0272in" svg:x2="6.6827in" svg:y2="0.0272in"><text:p/></draw:line></text:p>
      <text:p text:style-name="P10"><text:tab/></text:p>
      <text:p text:style-name="P17"><text:span text:style-name="T5"><text:tab/>Nov 2008 → present<text:tab/></text:span><text:span text:style-name="T6">SourceSense NL</text:span></text:p>
      <text:p text:style-name="P9"/>
      <text:p text:style-name="P7"><text:tab/><text:tab/><text:tab/><text:tab/><text:tab/>Senior Software Engineer</text:p>
      <text:p text:style-name="P7"/>
      <text:p text:style-name="P38"><text:span text:style-name="T15">Job description</text:span><text:span text:style-name="T14">: Integrate Alfresco ECM and Pentaho BI platforms in highly structured ICT solutions for several Dutch municipalities and companies, while pioneering and consolidating application lifecycle management practices on top of the Maven2 framework.</text:span></text:p>
      <text:p text:style-name="P39"/>
      <text:p text:style-name="P39">Offer consultancy and guidelines for OpenSource governance in software development within public and private organizations.</text:p>
      <text:p text:style-name="P39"/>
      <text:p text:style-name="P39">Custom written Java™ based web applications, making use of state-of-art frameworks and technologies including Google Web Toolkit, OpenCalais, etc.</text:p>
      <text:p text:style-name="P39"/>
      <text:p text:style-name="P39">Research and development for new technologies, products and integration platforms (e.g. Promoter and organizer of the Amsterdam Clojure user group) in the field of Open Source software.</text:p>
      <text:p text:style-name="P7"/>
      <text:p text:style-name="P35"><text:span text:style-name="T15">Key technologies/frameworks</text:span><text:span text:style-name="T14">: Alfresco ECM, Pentaho BI, GWT,Spring, Maven2, , Hibernate, Clojure, Tomcat, Apache HTTPD, Jboss AS</text:span></text:p>
      <text:p text:style-name="P35"><text:a xlink:type="simple" xlink:href="http://www.reply.it/"><text:span text:style-name="T5"/></text:a></text:p>
      <text:p text:style-name="P35"><text:a xlink:type="simple" xlink:href="http://www.sourcesense.com/"><text:span text:style-name="T14">http://www.sourcesense.com</text:span></text:a></text:p>
      <text:p text:style-name="P10"/>
      <text:p text:style-name="P17"><text:span text:style-name="T5"><text:tab/>May 2007 → Oct 2008<text:tab/></text:span><text:span text:style-name="T6">Sytel Reply</text:span></text:p>
      <text:p text:style-name="P9"/>
      <text:p text:style-name="P7"><text:tab/><text:tab/><text:tab/><text:tab/><text:tab/>Java Developer <text:tab/> <text:s text:c="3"/><text:tab/>[at Vodafone GSP GmbH]</text:p>
      <text:p text:style-name="P7"/>
      <text:p text:style-name="P33"><text:span text:style-name="T15">Job description</text:span><text:span text:style-name="T14">: Vodafone GSP provides services and develops solutions for all the national Vodafone operators worldwide.</text:span></text:p>
      <text:p text:style-name="P34">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issues in a high international environment, which was indeed a lot of fun ;)</text:p>
      <text:p text:style-name="P12"/>
      <text:p text:style-name="P15"><text:span text:style-name="T5"><text:tab/><text:tab/><text:tab/><text:tab/><text:tab/></text:span><text:span text:style-name="T15">Key technologies/frameworks</text:span><text:span text:style-name="T14">: J2EE, J2ME, J2ME <text:tab/><text:tab/><text:tab/><text:tab/><text:tab/><text:tab/>Polish, Tapestry, Apache Struts, Apache Hivemind, <text:tab/><text:tab/><text:tab/><text:tab/><text:tab/>LDAP, Maven, Application Server, OpenLaszlo, <text:tab/><text:tab/><text:tab/><text:tab/><text:tab/><text:tab/>Sun Solaris 10</text:span></text:p>
      <text:p text:style-name="P12"/>
      <text:p text:style-name="P15"><text:span text:style-name="T5"><text:tab/><text:tab/><text:tab/><text:tab/><text:tab/></text:span><text:a xlink:type="simple" xlink:href="http://www.reply.it/"><text:span text:style-name="T14">http://www.reply.it</text:span></text:a></text:p>
      <text:p text:style-name="P10"/>
      <text:p text:style-name="P10"/>
      <text:p text:style-name="P10"/>
      <text:p text:style-name="P10"/>
      <text:p text:style-name="P10"/>
      <text:p text:style-name="P17"><text:soft-page-break/><text:span text:style-name="T5"><text:tab/>Jun </text:span><text:span text:style-name="T10">2005 </text:span><text:span text:style-name="T7">→</text:span><text:span text:style-name="T10"> Jul 2005<text:tab/></text:span><text:span text:style-name="T11">Pegaso Lavoro </text:span></text:p>
      <text:p text:style-name="P7"/>
      <text:p text:style-name="P12"><text:tab/><text:tab/><text:tab/><text:tab/><text:tab/><text:span text:style-name="T5">Network Engineer</text:span></text:p>
      <text:p text:style-name="P12"><text:tab/><text:tab/><text:tab/><text:tab/><text:tab/></text:p>
      <text:p text:style-name="P12"><text:tab/><text:tab/><text:tab/><text:tab/><text:tab/><text:span text:style-name="T13">Job description</text:span>: Pegaso Lavoro is an Italian <text:tab/><text:tab/><text:tab/><text:tab/><text:tab/><text:tab/>company which focuses on professional training, <text:tab/><text:tab/><text:tab/><text:tab/><text:tab/>mentoring and consulting on enterpreneurship and <text:tab/><text:tab/><text:tab/><text:tab/><text:tab/>professional development.</text:p>
      <text:p text:style-name="P12"><text:tab/><text:tab/><text:tab/><text:tab/><text:tab/>I designed, deployed and configured their <text:tab/><text:tab/><text:tab/><text:tab/><text:tab/><text:tab/>intranet for their internal management activities <text:tab/><text:tab/><text:tab/><text:tab/><text:tab/>and to support their eLearning platform. </text:p>
      <text:p text:style-name="P12"><text:tab/><text:tab/><text:tab/><text:tab/><text:tab/></text:p>
      <text:p text:style-name="P12"><text:tab/><text:tab/><text:tab/><text:tab/><text:tab/><text:span text:style-name="T13">Key technologies</text:span>: network design, TCP/IP network <text:tab/><text:tab/><text:tab/><text:tab/><text:tab/>stack, OpenSSH, Netfilter packet filtering</text:p>
      <text:p text:style-name="P12"/>
      <text:p text:style-name="P12"><text:tab/><text:tab/><text:tab/><text:tab/><text:tab/><text:a xlink:type="simple" xlink:href="http://www.pegasolavoro.it/">http://www.pegasolavoro.it</text:a></text:p>
      <text:p text:style-name="P11"/>
      <text:p text:style-name="P26">Jun 2003 → Dec 2004<text:tab/><text:span text:style-name="T9">Epik </text:span></text:p>
      <text:p text:style-name="P22"/>
      <text:p text:style-name="P28">Linux Architect and Web Developer</text:p>
      <text:p text:style-name="P27"/>
      <text:p text:style-name="P27"><text:span text:style-name="T16">Job description</text:span><text:span text:style-name="T17">: BlackBox was</text:span> a concept for a GNU/Linux based Network set-top box with firewall and mail server capabilities with a web-based administration front end. </text:p>
      <text:p text:style-name="P27">During my internship I designed from scratch a custom Linux distribution based on a plain Debian Woody targeting a resource constrained x86 platform, developed a set of Bash script to ease system administration tasks from installation to maintainance, along with a profile based firewal configuration based on iptables.</text:p>
      <text:p text:style-name="P27">Being a headless device, I developed a web based configuration framework on top of the LAMP platform. </text:p>
      <text:p text:style-name="P27"/>
      <text:p text:style-name="P27"><text:span text:style-name="T13">Key technologies</text:span>: Debian GNU/Linux, Netfilter packet filtering, Bash scripting, PHPv4, MySQLv4</text:p>
      <text:p text:style-name="P27"/>
      <text:p text:style-name="P27"><text:a xlink:type="simple" xlink:href="http://www.epik.it/">http://www.epik.it</text:a></text:p>
      <text:p text:style-name="P27"/>
      <text:p text:style-name="P4">Language skills</text:p>
      <text:p text:style-name="P4"/>
      <text:p text:style-name="P16"><draw:line text:anchor-type="paragraph" draw:z-index="6" draw:style-name="gr1" draw:text-style-name="P43" svg:x1="0.0055in" svg:y1="-0.1713in" svg:x2="6.6827in" svg:y2="-0.1713in"><text:p/></draw:line><text:tab/>Italian<text:tab/>Mother tongue</text:p>
      <text:p text:style-name="P16"/>
      <text:p text:style-name="P16"><text:tab/>English<text:tab/>Fluent, primary office language since 2 years</text:p>
      <text:p text:style-name="P16"/>
      <text:p text:style-name="P16"><text:tab/>Dutch<text:tab/>Basic reading and understanding</text:p>
      <text:p text:style-name="P4"/>
      <text:p text:style-name="P4"/>
      <text:p text:style-name="P4">Education</text:p>
      <text:p text:style-name="P3"><draw:line text:anchor-type="paragraph" draw:z-index="1" draw:style-name="gr1" draw:text-style-name="P43" svg:x1="0.0055in" svg:y1="0.0272in" svg:x2="6.6827in" svg:y2="0.0272in"><text:p/></draw:line></text:p>
      <text:p text:style-name="P16"><text:tab/>2007 <text:span text:style-name="T9">University of Pisa </text:span>Master of Science in Computer Engineering </text:p>
      <text:p text:style-name="P29">(Percentage scored: 93%)</text:p>
      <text:p text:style-name="P30"><text:span text:style-name="T2">Final dissertation titled “A </text:span><text:span text:style-name="T1">SOAPw/Attachment <text:tab/><text:tab/><text:tab/>file transfer protocol for a replication <text:tab/><text:tab/>and <text:tab/><text:tab/>consistency service in a GRID environment</text:span><text:span text:style-name="T2">”</text:span></text:p>
      <text:p text:style-name="P18"/>
      <text:p text:style-name="P3"><text:tab/><text:span text:style-name="T2">2004 </text:span><text:span text:style-name="T4">University of Pisa </text:span><text:span text:style-name="T2">Bachelor degree in Computer Engineering </text:span></text:p>
      <text:p text:style-name="P40">(Percentage scored: 89%)</text:p>
      <text:p text:style-name="P36">Final dissertation titled “Linux, web and packet <text:tab/><text:tab/>filtering: developing a web frontend to iptables” </text:p>
      <text:p text:style-name="P5"><text:soft-page-break/>Other studies and certifications</text:p>
      <text:p text:style-name="P5"><draw:line text:anchor-type="paragraph" draw:z-index="2" draw:style-name="gr1" draw:text-style-name="P43" svg:x1="0.0055in" svg:y1="0.0272in" svg:x2="6.6827in" svg:y2="0.0272in"><text:p/></draw:line></text:p>
      <text:p text:style-name="P13"><text:tab/>2011<text:tab/>Certified as a Recognized Alfresco Developer</text:p>
      <text:p text:style-name="P5"/>
      <text:p text:style-name="P13"><text:tab/>2009<text:tab/>Beginner Dutch course at the Istituto Italiano di Cultura of <text:tab/><text:tab/>Amsterdam</text:p>
      <text:p text:style-name="P5"/>
      <text:p text:style-name="P13"><text:tab/>2008<text:tab/>Advanced English course at Shenker Institute of English</text:p>
      <text:p text:style-name="P5"/>
      <text:p text:style-name="P5"><text:tab/><text:span text:style-name="T3">2003<text:tab/></text:span><text:span text:style-name="T2">Intermediate english course at Centro Linguistico <text:tab/><text:tab/><text:tab/><text:tab/>Interdipartimentale of Pisa. <text:tab/><text:tab/><text:tab/><text:tab/><text:tab/></text:span></text:p>
      <text:p text:style-name="P13"/>
      <text:p text:style-name="P13"><text:tab/>2000<text:tab/>Scientific high school degree. (final score: 98/100)</text:p>
      <text:p text:style-name="P13"/>
      <text:p text:style-name="P13"/>
      <text:p text:style-name="P6"><draw:line text:anchor-type="paragraph" draw:z-index="4" draw:style-name="gr1" draw:text-style-name="P43" svg:x1="0.0055in" svg:y1="0.2201in" svg:x2="6.6827in" svg:y2="0.2201in"><text:p/></draw:line>Hobbies and interests</text:p>
      <text:p text:style-name="P14"/>
      <text:p text:style-name="P31">New technologies in general, and in OpenSource / mobile / embedded / multimedia fields in particular; music in a wide range of its incarnations, from free jazz to rock to classical; modern and contemporary phylosophy and literature; modern and contemporary pol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it" fo:country="IT"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5-30T10:09:42</meta:creation-date>
    <dc:date>2011-01-24T00:17:35</dc:date>
    <meta:print-date>2006-05-30T13:11:56</meta:print-date>
    <dc:language>it-IT</dc:language>
    <meta:editing-cycles>60</meta:editing-cycles>
    <meta:editing-duration>PT17H44M55S</meta:editing-duration>
    <dc:creator>Carlo Sciolla</dc:creator>
    <meta:document-statistic meta:table-count="0" meta:image-count="0" meta:object-count="0" meta:page-count="4" meta:paragraph-count="88" meta:word-count="747" meta:character-count="5361"/>
    <meta:user-defined meta:name="Info 1"/>
    <meta:user-defined meta:name="Info 2"/>
    <meta:user-defined meta:name="Info 3"/>
    <meta:user-defined meta:name="Info 4"/>
  </office:meta>
</office:document-meta>
</file>